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Droid Sans Fallback" svg:font-family="'Droid Sans Fallback'" style:font-pitch="variable"/>
    <style:font-face style:name="Lohit Hindi1" svg:font-family="'Lohit Hindi', 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 style:master-page-name="Standard">
      <style:table-properties style:width="15.416cm" style:page-number="auto" table:align="left" style:writing-mode="lr-tb"/>
    </style:style>
    <style:style style:name="Table1.A" style:family="table-column">
      <style:table-column-properties style:column-width="3.868cm"/>
    </style:style>
    <style:style style:name="Table1.B" style:family="table-column">
      <style:table-column-properties style:column-width="7.553cm"/>
    </style:style>
    <style:style style:name="Table1.C" style:family="table-column">
      <style:table-column-properties style:column-width="3.99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416cm" fo:margin-left="-0.208cm" table:align="left" style:writing-mode="lr-tb"/>
    </style:style>
    <style:style style:name="Table2.A" style:family="table-column">
      <style:table-column-properties style:column-width="3.048cm"/>
    </style:style>
    <style:style style:name="Table2.B" style:family="table-column">
      <style:table-column-properties style:column-width="12.368cm"/>
    </style:style>
    <style:style style:name="Table2.1" style:family="table-row">
      <style:table-row-properties style:min-row-height="0.7cm" fo:keep-together="auto"/>
    </style:style>
    <style:style style:name="Table2.A1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.801cm" fo:keep-together="auto"/>
    </style:style>
    <style:style style:name="Table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4" style:family="table-row">
      <style:table-row-properties style:min-row-height="1.586cm" fo:keep-together="auto"/>
    </style:style>
    <style:style style:name="Table2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style:min-row-height="6.588cm" fo:keep-together="auto"/>
    </style:style>
    <style:style style:name="Table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466cm" fo:margin-left="-0.208cm" table:align="left" style:writing-mode="lr-tb"/>
    </style:style>
    <style:style style:name="Table3.A" style:family="table-column">
      <style:table-column-properties style:column-width="15.466cm"/>
    </style:style>
    <style:style style:name="Table3.1" style:family="table-row">
      <style:table-row-properties style:min-row-height="0.591cm" fo:keep-together="auto"/>
    </style:style>
    <style:style style:name="Table3.A1" style:family="table-cell">
      <style:table-cell-properties style:vertical-align="middle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9.327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466cm" fo:margin-left="-0.208cm" table:align="left" style:writing-mode="lr-tb"/>
    </style:style>
    <style:style style:name="Table4.A" style:family="table-column">
      <style:table-column-properties style:column-width="15.46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style:min-row-height="3cm"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justify" style:justify-single-word="false" style:snap-to-layout-grid="false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7" style:family="paragraph" style:parent-style-name="Standard" style:list-style-name="L1">
      <style:paragraph-properties fo:text-align="justify" style:justify-single-word="false"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Sessió 3</text:p>
          </table:table-cell>
          <table:table-cell table:style-name="Table1.B1" office:value-type="string">
            <text:p text:style-name="P3">ACTA DE TREBALL EN GRUP</text:p>
          </table:table-cell>
          <table:table-cell table:style-name="Table1.C1" office:value-type="string">
            <text:p text:style-name="P1">Intel·ligència artificial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Grup número:</text:p>
          </table:table-cell>
          <table:table-cell table:style-name="Table2.B1" office:value-type="string">
            <text:p text:style-name="P4">DV6.2</text:p>
          </table:table-cell>
        </table:table-row>
        <table:table-row table:style-name="Table2.2">
          <table:table-cell table:style-name="Table2.A1" office:value-type="string">
            <text:p text:style-name="P1">Assistents:</text:p>
          </table:table-cell>
          <table:table-cell table:style-name="Table2.B2" office:value-type="string">
            <text:p text:style-name="P4"/>
            <text:p text:style-name="Standard">Àngel Fernández</text:p>
            <text:p text:style-name="Standard">Àlex Bonillo</text:p>
            <text:p text:style-name="Standard">Guillem Cucurull</text:p>
          </table:table-cell>
        </table:table-row>
        <table:table-row table:style-name="Table2.3">
          <table:table-cell table:style-name="Table2.A3" table:number-columns-spanned="2" office:value-type="string">
            <text:p text:style-name="P2">FEINA FETA AL LLARG DE LA SESSIÓ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Standard">Responsable Memòria: Alex Bonillo</text:p>
            <text:p text:style-name="Standard">Programador: Angel Fernández</text:p>
            <text:p text:style-name="Standard">Responsable Presentació: Guillem Cucurull</text:p>
          </table:table-cell>
          <table:covered-table-cell/>
        </table:table-row>
        <table:table-row table:style-name="Table2.5">
          <table:table-cell table:style-name="Table2.A5" table:number-columns-spanned="2" office:value-type="string">
            <text:p text:style-name="P5"/>
            <text:p text:style-name="P5">Des de l'última sessió fins a aquesta no hem hagut d'avançar gaire ja que a l'última sessió ja teníem molta part de la feina feta.</text:p>
            <text:p text:style-name="P5">El que hem fet en aquest espai de temps ha estat ampliar les funcionalitats del programa: ara accepta paràmetres per a restringir el camí resultant, hem implementat algunes millores en d'interfície gràfica i hem acabat d'escriure la memòria.</text:p>
          </table:table-cell>
          <table:covered-table-cell/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CONCLUSIONS</text:p>
          </table:table-cell>
        </table:table-row>
        <table:table-row table:style-name="Table3.2">
          <table:table-cell table:style-name="Table3.A2" office:value-type="string">
            <text:list xml:id="list15458807081" text:style-name="L1">
              <text:list-item>
                <text:p text:style-name="P7">Com que ja teníem molta part de la feina avançada, per al final hem pogut dedicar-nos a fer els requisits opcionals sense preocupar-nos per si acabaríem o no els requisits mínims.</text:p>
                <text:p text:style-name="P7"/>
              </text:list-item>
              <text:list-item>
                <text:p text:style-name="P7">De totes maneres, si haguéssim tingut més temps, no només més dies sinó més temps per a poder dedicar a aquest projecte, podríem haver-lo millorat i optimitzat el seu rendiment.</text:p>
              </text:list-item>
            </text:list>
            <text:p text:style-name="P6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Standard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2">PLANIFICACIÓ</text:p>
          </table:table-cell>
        </table:table-row>
        <table:table-row table:style-name="Table4.2">
          <table:table-cell table:style-name="Table4.A2" office:value-type="string">
            <text:p text:style-name="P8">Responsable: Àngel Fernández i Guillem Cucurull i Alex Bonillo</text:p>
            <text:p text:style-name="P8">Descripció Tasca: <text:span text:style-name="T1">Memòria</text:span></text:p>
            <text:p text:style-name="P8">Ampliar la informació que hi ha a la memòria i acabar-la de preparar per a l'entrega final.</text:p>
            <text:p text:style-name="P8"/>
            <text:p text:style-name="P8">Responsable: Àngel Fernández</text:p>
            <text:p text:style-name="P8">Descripció Tasca: <text:span text:style-name="T1">Millorar interfície</text:span></text:p>
            <text:p text:style-name="P8">Mostrar la llegenda de línies per a que es pugui identificar el color de la línia amb el seu nom.</text:p>
            <text:p text:style-name="P8">Implementar un event mouseover als nodes que representen les estacions al mapa, per a que es mostri el nom de l'estació en una etiqueta.</text:p>
            <text:p text:style-name="P8">Mostrar les noves opcions per a que el client pugui introduir paràmetres que restringeixin el camí resultant.</text:p>
            <text:p text:style-name="P8"/>
            <text:p text:style-name="P8"/>
            <text:p text:style-name="P8">Responsable: Àngel Fernández i Guillem Cucurull i Alex Bonillo</text:p>
            <text:p text:style-name="P8">Descripció Tasca: <text:span text:style-name="T1">Acceptar restriccions del client</text:span></text:p>
            <text:p text:style-name="P8">La part opcional que hem de desenvolupar en aquesta sessió és la de poder modificar el camí òptim segons uns paràmetres introduïts pel client.</text:p>
            <text:p text:style-name="P8">Aquest paràmetres són:</text:p>
            <text:list xml:id="list2184024594" text:style-name="L2">
              <text:list-item>
                <text:p text:style-name="P9">número de transbords màxims</text:p>
              </text:list-item>
              <text:list-item>
                <text:p text:style-name="P9">número de parades màximes</text:p>
              </text:list-item>
              <text:list-item>
                <text:p text:style-name="P9">número de distància màxima a recórrer</text:p>
              </text:list-item>
              <text:list-item>
                <text:p text:style-name="P9">número de distància màxima que volem caminar</text:p>
              </text:list-item>
            </text:list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Droid Sans Fallback" svg:font-family="'Droid Sans Fallback'" style:font-pitch="variable"/>
    <style:font-face style:name="Lohit Hindi1" svg:font-family="'Lohit Hindi', 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ca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1" style:font-size-complex="14pt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árrafo_20_de_20_lista" style:display-name="Párrafo de lista" style:family="paragraph" style:parent-style-name="Standard">
      <style:paragraph-properties fo:margin="100%" fo:margin-left="1.249cm" fo:margin-right="0cm" fo:margin-top="0cm" fo:margin-bottom="0cm" fo:text-indent="0cm" style:auto-text-indent="false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ssió 1</dc:title>
    <meta:initial-creator>cvc</meta:initial-creator>
    <meta:creation-date>2013-01-31T12:43:00</meta:creation-date>
    <dc:creator>Guillem </dc:creator>
    <dc:date>2013-04-02T20:41:27</dc:date>
    <meta:print-date>2005-10-05T17:48:00</meta:print-date>
    <meta:editing-cycles>5</meta:editing-cycles>
    <meta:editing-duration>PT26M</meta:editing-duration>
    <meta:generator>LibreOffice/3.5$Linux_x86 LibreOffice_project/350m1$Build-2</meta:generator>
    <meta:document-statistic meta:table-count="4" meta:image-count="0" meta:object-count="0" meta:page-count="2" meta:paragraph-count="35" meta:word-count="329" meta:character-count="2011" meta:non-whitespace-character-count="1723"/>
    <meta:user-defined meta:name="Info 1"/>
    <meta:user-defined meta:name="Info 2"/>
    <meta:user-defined meta:name="Info 3"/>
    <meta:user-defined meta:name="Info 4"/>
  </office:meta>
</office:document-meta>
</file>